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70a" officeooo:paragraph-rsid="001bb70a"/>
    </style:style>
    <style:style style:name="P2" style:family="paragraph" style:parent-style-name="Standard">
      <style:text-properties officeooo:rsid="001c8133" officeooo:paragraph-rsid="001c813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133" officeooo:paragraph-rsid="001c8133" style:font-weight-asian="bold" style:font-weight-complex="bold"/>
    </style:style>
    <style:style style:name="P4" style:family="paragraph" style:parent-style-name="Standard" style:list-style-name="L1">
      <style:text-properties officeooo:rsid="001bb70a" officeooo:paragraph-rsid="001bb70a"/>
    </style:style>
    <style:style style:name="P5" style:family="paragraph" style:parent-style-name="Standard" style:list-style-name="L2">
      <style:text-properties style:text-underline-style="none" fo:font-weight="normal" officeooo:rsid="001c8133" officeooo:paragraph-rsid="001c8133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1ca942" officeooo:paragraph-rsid="001ca942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1d49b1" officeooo:paragraph-rsid="001d49b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49b1" officeooo:paragraph-rsid="001d49b1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1d49b1" officeooo:paragraph-rsid="001d49b1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1d49b1" officeooo:paragraph-rsid="001dbcf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d49b1" officeooo:paragraph-rsid="001dbcfe" style:font-weight-asian="normal" style:font-weight-complex="normal"/>
    </style:style>
    <style:style style:name="P12" style:family="paragraph" style:parent-style-name="Standard" style:list-style-name="L4">
      <style:text-properties style:text-underline-style="none" fo:font-weight="normal" officeooo:rsid="001f782e" officeooo:paragraph-rsid="001f782e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d49b1" officeooo:paragraph-rsid="001d49b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dbcfe" officeooo:paragraph-rsid="001dbcfe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ca9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UMERIC METHODS</text:span> </text:p>
      <text:p text:style-name="P1"/>
      <text:list xml:id="list1550376280" text:style-name="L1">
        <text:list-item>
          <text:p text:style-name="P4">To be able to write simple arithmetic expressions to accomplish a specified task.</text:p>
        </text:list-item>
        <text:list-item>
          <text:p text:style-name="P4">To be able to convert a value from one numeric type to another.</text:p>
        </text:list-item>
        <text:list-item>
          <text:p text:style-name="P4">To be able to use value returning libraries.</text:p>
        </text:list-item>
        <text:list-item>
          <text:p text:style-name="P4">To be able to input numeric data.</text:p>
        </text:list-item>
        <text:list-item>
          <text:p text:style-name="P4">To be able to use String methods to manipulate string data.</text:p>
        </text:list-item>
        <text:list-item>
          <text:p text:style-name="P4">To be able to declare a class with a binary method.</text:p>
        </text:list-item>
        <text:list-item>
          <text:p text:style-name="P4">To be able to design and implement a test plan.</text:p>
        </text:list-item>
        <text:list-item>
          <text:p text:style-name="P4">To be able to debug a program with syntax errors.</text:p>
        </text:list-item>
        <text:list-item>
          <text:p text:style-name="P4"><text:s/>To be able to debug a program with logic errors.</text:p>
        </text:list-item>
      </text:list>
      <text:p text:style-name="P1"/>
      <text:p text:style-name="P3">CONVERSION:</text:p>
      <text:list xml:id="list42484791" text:style-name="L2">
        <text:list-item>
          <text:p text:style-name="P5">Type Coercion: <text:span text:style-name="T2">the automatic conversion of an integral value to a floating-point value is called type coercion. It is implicit type conversion.</text:span></text:p>
        </text:list-item>
        <text:list-item>
          <text:p text:style-name="P6">Type Casting: Type changes can be made explicit by placing the name of the new type in parenthesis before the value to be changed. Data is truncated. It is explicit type conversion.</text:p>
        </text:list-item>
        <text:list-item>
          <text:p text:style-name="P7">Java uses Type conversions for both implicit and explicit conversions.</text:p>
        </text:list-item>
      </text:list>
      <text:p text:style-name="P8"/>
      <text:p text:style-name="P13">INPUTTING NUMERIC VALUES:</text:p>
      <text:list xml:id="list1091379364" text:style-name="L3">
        <text:list-item>
          <text:p text:style-name="P9">Class Scanner in package java.util contains collection of methods to read numeric values, strings, etc.</text:p>
        </text:list-item>
        <text:list-item>
          <text:p text:style-name="P10">They take the form next&lt;type&gt; returns &lt;type&gt;. Eg. nextInt() returns the next data value as int.</text:p>
        </text:list-item>
      </text:list>
      <text:p text:style-name="P11"/>
      <text:p text:style-name="P14">STRINGS:</text:p>
      <text:list xml:id="list1883285597" text:style-name="L4">
        <text:list-item>
          <text:p text:style-name="P12">Class String provides some value returning methods: length, indexOf, charAt, substring, trim.</text:p>
        </text:list-item>
      </text:list>
      <text:list xml:id="list114303367372698" text:continue-list="list1091379364" text:style-name="L3">
        <text:list-header>
          <text:p text:style-name="P10"/>
          <text:p text:style-name="P10"><text:s text:c="2"/></text:p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33:42.428000000</meta:creation-date>
    <meta:editing-duration>P1DT16H14M55S</meta:editing-duration>
    <meta:editing-cycles>2</meta:editing-cycles>
    <meta:generator>LibreOffice/6.2.0.3$Windows_X86_64 LibreOffice_project/98c6a8a1c6c7b144ce3cc729e34964b47ce25d62</meta:generator>
    <dc:date>2020-04-02T11:43:01.112000000</dc:date>
    <meta:document-statistic meta:table-count="0" meta:image-count="0" meta:object-count="0" meta:page-count="1" meta:paragraph-count="21" meta:word-count="224" meta:character-count="1240" meta:non-whitespace-character-count="1048"/>
  </office:meta>
</office:document-meta>
</file>